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heJobCoach</text:h>
      <text:h text:style-name="Heading_20_2" text:outline-level="2">Déclaration de mission</text:h>
      <text:p text:style-name="Text_20_body">TheJobCaoch est un site web social visant à aider les chercheurs d'emploi à trouver du travail, soit en utilisant les outils intégrés gratuits, soit en payant pour profiter d'une aide humaine externe. Ces outils visent à structurer la recherche et à motiver le chercheur dans son activité journalière pour éviter les tendances naturelles soit au laisser-aller, soit à l'anxiété, toutes deux liées à l'isolation. </text:p>
      <text:p text:style-name="Text_20_body">TheJobCoach aide les « Coachs » réels (cabinet de placement, agences pour l'emploi, coachs) à encadrer leurs stagiaires en leur fournissant des outils de suivi adaptés.</text:p>
      <text:p text:style-name="Text_20_body">TheJobCoach fournit aux recruteurs des moyens ciblés de rechercher des candidats adaptés : annonces ciblées, bandeaux publicitaires ciblés, candidats ciblés.</text:p>
      <text:p text:style-name="Text_20_body">TheJobCoach fournit des moyens de publicité ciblés pour des évènements professionnels : salons, présentations, ... </text:p>
      <text:h text:style-name="Heading_20_2" text:outline-level="2">Outils à disposition des chercheurs d'emploi</text:h>
      <text:h text:style-name="Heading_20_3" text:outline-level="3">Gestion au jour le jour</text:h>
      <text:p text:style-name="Text_20_body">La gestion des documents liés à la recherche : CV, lettre de motivation, lettre de recommandation, autre</text:p>
      <text:p text:style-name="Text_20_body">La gestion des opportunités : description, statut et des évènements associés.</text:p>
      <text:p text:style-name="Text_20_body">Un calendrier qui stocke des évènements effectué et le reste à faire.</text:p>
      <text:p text:style-name="Text_20_body">Des rapports à imprimer sont disponibles et permettent de</text:p>
      <text:list xml:id="list2131112026" text:style-name="L1">
        <text:list-item>
          <text:p text:style-name="P1">Se donner confiancee en voyant le travail accompli</text:p>
        </text:list-item>
        <text:list-item>
          <text:p text:style-name="P1">Sauver ses données personnelles</text:p>
        </text:list-item>
        <text:list-item>
          <text:p text:style-name="P1">Justifier plus facilement de sa recherche d'emploi auprès de Pôle Emploi</text:p>
        </text:list-item>
      </text:list>
      <text:p text:style-name="Text_20_body">Une liste d'action (Post-it « A Faire ») à effectuer pour la journée qui contient :</text:p>
      <text:list xml:id="list949066057" text:style-name="L2">
        <text:list-item>
          <text:p text:style-name="P2">Des actions libres fixées par l'utilisateur</text:p>
        </text:list-item>
        <text:list-item>
          <text:p text:style-name="P2">Les rappels d'actions planifiées dans les journaux</text:p>
        </text:list-item>
        <text:list-item>
          <text:p text:style-name="P2">Les rappels d'actioons liées aux documents ou aux sites (« remonter le CV en haut de la pile de Monster.fr») ou aux contacts : (« rappeler Mr Bidule tous les mois »)</text:p>
        </text:list-item>
        <text:list-item>
          <text:p text:style-name="P2">Les rappels d'actions planifiées par le coach</text:p>
        </text:list-item>
      </text:list>
      <text:h text:style-name="Heading_20_3" text:outline-level="3">Coach virtuel</text:h>
      <text:p text:style-name="Text_20_body">Le coach virtuel est un support moral durant la recherche d'emploi. Un avatar qui peut être choisi adopte un langage et des messages particuliers qui le rende plus « humain » et motive le recherche d'emploi tout au long de sa journée.</text:p>
      <text:p text:style-name="Text_20_body">Le coach remet un rapport régulier en fonction des objectifs fixés pas le chercheur d'emploi</text:p>
      <text:p text:style-name="Text_20_body">Le coach émet des messages lors d'évènements particuliers ou pour « rappeler à l'ordre » l'utilisateur. Il <text:soft-page-break/>envoie des mails en cas de problème particulier.</text:p>
      <text:h text:style-name="Heading_20_3" text:outline-level="3">Réseau social</text:h>
      <text:p text:style-name="Text_20_body">L'utilisateur peut se constituer une liste de contacts interne au site : coachs et autres chercheurs d'emploi. Il autorise ou refuse les contacts qui lui parvienne. Il peut chercher d'autres utilisaterus qui ont acceptés d'être contactés</text:p>
      <text:p text:style-name="Text_20_body">Chaque contact a une liste de droits associés pour accéder aux données personnelles de l'utilisateur : liste des opportunités, des journaux, des documents, des contacts.</text:p>
      <text:p text:style-name="Text_20_body">Ces contacts sont accessibles par chat (avec conservation de l'historique) et mails.</text:p>
      <text:p text:style-name="Text_20_body">Les contacts par chat peuvent être bloqués en se mettant en « mode travail ». L'utilisateuur est disponible par défaut.</text:p>
      <text:h text:style-name="Heading_20_3" text:outline-level="3">Contact externes par évènements</text:h>
      <text:p text:style-name="Text_20_body">L'utilisateur a une page principale sur laquelle sont publiés les évènements susceptibles de l'intéresser sur sa région : conventiosns professionnelles (pour le même domaine), forums emplois, évènements avec réductions pour chercheurs d'emploi.</text:p>
      <text:h text:style-name="Heading_20_2" text:outline-level="2">Moyens de financement</text:h>
      <text:p text:style-name="Text_20_body">TheJobCoach finance son activité avec les moyens suivants :</text:p>
      <text:p text:style-name="Text_20_body">- En proposant aux chercheurs d'emploi utilisateurs du site une version payante illimitée : plus de documents, plus grande limite de taille de fichier, des coachs avatar différents, </text:p>
      <text:p text:style-name="Text_20_body">- En proposant à des coachs, des cabinets de placement et des agences pour l'emploi un outil de suivi adapté pour suivre leurs stagiaires.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ila </meta:initial-creator>
    <meta:creation-date>2012-05-20T14:54:25</meta:creation-date>
    <dc:date>2012-06-07T21:32:10</dc:date>
    <dc:creator>Avila </dc:creator>
    <meta:editing-duration>PT59M32S</meta:editing-duration>
    <meta:editing-cycles>2</meta:editing-cycles>
    <meta:generator>LibreOffice/3.4$Linux LibreOffice_project/340m1$Build-402</meta:generator>
    <meta:document-statistic meta:table-count="0" meta:image-count="0" meta:object-count="0" meta:page-count="2" meta:paragraph-count="35" meta:word-count="566" meta:character-count="3596" meta:non-whitespace-character-count="3069"/>
  </office:meta>
</office:document-meta>
</file>